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ent-style-name="UrbanBody">
      <style:text-properties officeooo:rsid="00068ac0"/>
    </style:style>
    <style:style style:name="P7" style:family="paragraph" style:parent-style-name="UrbanBody">
      <style:paragraph-properties fo:text-align="end" style:justify-single-word="false"/>
      <style:text-properties officeooo:rsid="00068ac0" officeooo:paragraph-rsid="00068ac0"/>
    </style:style>
    <style:style style:name="P8" style:family="paragraph" style:parent-style-name="UrbanBody">
      <style:paragraph-properties fo:text-align="end" style:justify-single-word="false"/>
      <style:text-properties officeooo:rsid="00068ac0" officeooo:paragraph-rsid="00078166"/>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officeooo:rsid="000a1621"/>
    </style:style>
    <style:style style:name="T1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Cadre2" text:anchor-type="paragraph" svg:x="0cm" svg:y="0cm" svg:width="5.722cm" draw:z-index="0"><draw:text-box fo:min-height="5.226cm"><text:p text:style-name="P2"><office:annotation><dc:creator>Gauthier Bastien</dc:creator><dc:date>2011-01-13T14:56:41</dc:date><text:p text:style-name="P9"><text:span text:style-name="T11">do text</text:span></text:p><text:p text:style-name="P9"><text:span text:style-name="T11">from document(at=header, format='odt')</text:span></text:p></office:annotation><text:span text:style-name="T2">Import depuis header.odt</text:span></text:p></draw:text-box></draw:frame><text:span text:style-name="T10"><text:text-input text:description="Demandeurs">urbanEventObj.getFormattedDate(withCityNamePrefix=True)</text:text-input></text:span></text:p>
      <text:p text:style-name="P8"/>
      <text:p text:style-name="P4"/>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9"><text:span text:style-name="T11">do text if not len(self.getApplicants()) &gt; 1</text:span></text:p><text:p text:style-name="P9"><text:span text:style-name="T11">from xhtml(</text:span><text:span text:style-name="T12">tool.decorateHTML('UrbanAddress', </text:span><text:span text:style-name="T11">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9"><text:span text:style-name="T11">do text if </text:span><text:span text:style-name="T12">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9"><text:span text:style-name="T11">do text if </text:span><text:span text:style-name="T12">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9"><text:span text:style-name="T11">do text</text:span></text:p><text:p text:style-name="P9"><text:span text:style-name="T11">from document(at=reference, format='odt')</text:span></text:p></office:annotation></text:span>Import depuis reference.odt</text:p>
      <text:p text:style-name="UrbanBody"/>
      <text:p text:style-name="UrbanBody"><office:annotation><dc:creator>Gauthier Bastien</dc:creator><dc:date>2011-02-16T16:12:24</dc:date><text:p text:style-name="P9"><text:span text:style-name="T14">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9"><text:span text:style-name="T13">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9"><text:span text:style-name="T12">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9"><text:span text:style-name="T12">do text if len(self.getApplicants()) &gt; 1</text:span></text:p></office:annotation><text:span text:style-name="T3"><office:annotation><dc:creator>Gauthier Bastien</dc:creator><dc:date>2011-02-17T09:18:17</dc:date><text:p text:style-name="P9"><text:span text:style-name="T11">do text if </text:span><text:span text:style-name="T12">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9"><text:span text:style-name="T11">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1">do section- for opinion in self.getSolicitOpinionsTo()</text:span></text:p></office:annotation><text:text-input text:description="Avis demandé">self.getValueForTemplate('solicitOpinionsTo', raw_value=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9"><text:span text:style-name="T12">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9"><text:span text:style-name="T12">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9"><text:span text:style-name="T12">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9"><text:span text:style-name="T12">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9"><text:span text:style-name="T11">do text</text:span></text:p><text:p text:style-name="P9"><text:span text:style-name="T11">from document(at=signatures, format='odt')</text:span></text:p></office:annotation><text:span text:style-name="T1">Import depuis signatures.odt</text:span></text:p>
      <text:p text:style-name="P6"/>
      <text:p text:style-name="P6"/>
      <text:p text:style-name="P7"/>
      <text:p text:style-name="P7"><text:span text:style-name="T10"/></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7-27T10:37:25</meta:creation-date>
    <dc:date>2017-09-19T11:09:51.032156280</dc:date>
    <dc:language>fr-FR</dc:language>
    <meta:editing-cycles>149</meta:editing-cycles>
    <meta:editing-duration>P2DT9H37M19S</meta:editing-duration>
    <meta:document-statistic meta:table-count="1" meta:image-count="0" meta:object-count="0" meta:page-count="2" meta:paragraph-count="39" meta:word-count="628" meta:character-count="4194" meta:non-whitespace-character-count="3630"/>
    <meta:user-defined meta:name="Info 1"/>
    <meta:user-defined meta:name="Info 2"/>
    <meta:user-defined meta:name="Info 3"/>
    <meta:user-defined meta:name="Info 4"/>
  </office:meta>
</office:document-meta>
</file>